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76cd9" officeooo:paragraph-rsid="00076cd9"/>
    </style:style>
    <style:style style:name="P2" style:family="paragraph" style:parent-style-name="Standard">
      <style:text-properties officeooo:rsid="00076cd9" officeooo:paragraph-rsid="0008e0fa"/>
    </style:style>
    <style:style style:name="P3" style:family="paragraph" style:parent-style-name="Standard">
      <style:text-properties officeooo:rsid="00076cd9" officeooo:paragraph-rsid="000a3691"/>
    </style:style>
    <style:style style:name="P4" style:family="paragraph" style:parent-style-name="Standard">
      <style:text-properties officeooo:rsid="00076cd9" officeooo:paragraph-rsid="000c4fc9"/>
    </style:style>
    <style:style style:name="P5" style:family="paragraph" style:parent-style-name="Standard">
      <style:text-properties officeooo:rsid="00076cd9" officeooo:paragraph-rsid="000f55b0"/>
    </style:style>
    <style:style style:name="P6" style:family="paragraph" style:parent-style-name="Standard">
      <style:text-properties officeooo:rsid="0008e0fa" officeooo:paragraph-rsid="0008e0fa"/>
    </style:style>
    <style:style style:name="P7" style:family="paragraph" style:parent-style-name="Standard">
      <style:text-properties officeooo:rsid="000a3691" officeooo:paragraph-rsid="000a3691"/>
    </style:style>
    <style:style style:name="P8" style:family="paragraph" style:parent-style-name="Standard">
      <style:text-properties officeooo:rsid="000dd9a1" officeooo:paragraph-rsid="000dd9a1"/>
    </style:style>
    <style:style style:name="P9" style:family="paragraph" style:parent-style-name="Standard">
      <style:text-properties officeooo:rsid="000dd9a1" officeooo:paragraph-rsid="001356b5"/>
    </style:style>
    <style:style style:name="P10" style:family="paragraph" style:parent-style-name="Standard">
      <style:text-properties officeooo:rsid="0011b5fd" officeooo:paragraph-rsid="0011b5fd"/>
    </style:style>
    <style:style style:name="P11" style:family="paragraph" style:parent-style-name="Standard">
      <style:text-properties officeooo:rsid="0015607d" officeooo:paragraph-rsid="0015607d"/>
    </style:style>
    <style:style style:name="P12" style:family="paragraph" style:parent-style-name="Standard">
      <style:text-properties fo:font-weight="bold" officeooo:rsid="0011f540" officeooo:paragraph-rsid="0011f540" style:font-weight-asian="bold" style:font-weight-complex="bold"/>
    </style:style>
    <style:style style:name="P13" style:family="paragraph" style:parent-style-name="Standard">
      <style:text-properties fo:font-weight="bold" officeooo:rsid="00076cd9" officeooo:paragraph-rsid="001c23a5" style:font-weight-asian="bold" style:font-weight-complex="bold"/>
    </style:style>
    <style:style style:name="P14" style:family="paragraph" style:parent-style-name="Standard">
      <style:text-properties fo:font-style="normal" officeooo:rsid="001356b5" officeooo:paragraph-rsid="001356b5" style:font-style-asian="normal" style:font-style-complex="normal"/>
    </style:style>
    <style:style style:name="P15" style:family="paragraph" style:parent-style-name="Standard">
      <style:text-properties fo:font-style="normal" fo:font-weight="bold" officeooo:rsid="0014085f" officeooo:paragraph-rsid="0014085f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fo:font-weight="bold" officeooo:rsid="001645cc" officeooo:paragraph-rsid="001645cc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fo:font-weight="bold" officeooo:rsid="00180885" officeooo:paragraph-rsid="00180885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fo:font-weight="bold" officeooo:rsid="001a6fa6" officeooo:paragraph-rsid="001a6fa6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fo:font-weight="normal" officeooo:rsid="0014085f" officeooo:paragraph-rsid="0014085f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1645cc" officeooo:paragraph-rsid="001645cc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180885" officeooo:paragraph-rsid="00180885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1a6fa6" officeooo:paragraph-rsid="001a6fa6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officeooo:rsid="001a6fa6" officeooo:paragraph-rsid="001a6fa6"/>
    </style:style>
    <style:style style:name="P24" style:family="paragraph" style:parent-style-name="Standard">
      <style:text-properties fo:font-weight="normal" officeooo:rsid="001c23a5" officeooo:paragraph-rsid="001c23a5" style:font-weight-asian="normal" style:font-weight-complex="normal"/>
    </style:style>
    <style:style style:name="P25" style:family="paragraph" style:parent-style-name="Standard" style:list-style-name="L1">
      <style:text-properties officeooo:paragraph-rsid="001356b5"/>
    </style:style>
    <style:style style:name="P26" style:family="paragraph" style:parent-style-name="Standard" style:list-style-name="L1">
      <style:text-properties fo:font-style="normal" officeooo:rsid="001356b5" officeooo:paragraph-rsid="001356b5" style:font-style-asian="normal" style:font-style-complex="normal"/>
    </style:style>
    <style:style style:name="P27" style:family="paragraph" style:parent-style-name="Standard">
      <style:text-properties officeooo:rsid="001a6fa6" officeooo:paragraph-rsid="001a6fa6"/>
    </style:style>
    <style:style style:name="P28" style:family="paragraph" style:parent-style-name="Standard">
      <style:text-properties officeooo:rsid="001a6fa6" officeooo:paragraph-rsid="001e1875"/>
    </style:style>
    <style:style style:name="T1" style:family="text">
      <style:text-properties officeooo:rsid="0008e0fa"/>
    </style:style>
    <style:style style:name="T2" style:family="text">
      <style:text-properties officeooo:rsid="000a3691"/>
    </style:style>
    <style:style style:name="T3" style:family="text">
      <style:text-properties officeooo:rsid="000b4e02"/>
    </style:style>
    <style:style style:name="T4" style:family="text">
      <style:text-properties officeooo:rsid="000c4fc9"/>
    </style:style>
    <style:style style:name="T5" style:family="text">
      <style:text-properties officeooo:rsid="000f55b0"/>
    </style:style>
    <style:style style:name="T6" style:family="text">
      <style:text-properties officeooo:rsid="00116ef7"/>
    </style:style>
    <style:style style:name="T7" style:family="text">
      <style:text-properties officeooo:rsid="0011f540"/>
    </style:style>
    <style:style style:name="T8" style:family="text">
      <style:text-properties officeooo:rsid="001356b5"/>
    </style:style>
    <style:style style:name="T9" style:family="text">
      <style:text-properties fo:font-style="italic" officeooo:rsid="001356b5" style:font-style-asian="italic" style:font-style-complex="italic"/>
    </style:style>
    <style:style style:name="T10" style:family="text">
      <style:text-properties fo:font-style="normal" officeooo:rsid="001356b5" style:font-style-asian="normal" style:font-style-complex="normal"/>
    </style:style>
    <style:style style:name="T11" style:family="text">
      <style:text-properties officeooo:rsid="0019285b"/>
    </style:style>
    <style:style style:name="T12" style:family="text">
      <style:text-properties officeooo:rsid="001c23a5"/>
    </style:style>
    <style:style style:name="T13" style:family="text">
      <style:text-properties fo:font-weight="normal" officeooo:rsid="001c23a5" style:font-weight-asian="normal" style:font-weight-complex="normal"/>
    </style:style>
    <style:style style:name="T14" style:family="text">
      <style:text-properties officeooo:rsid="001e1875"/>
    </style:style>
    <style:style style:name="T15" style:family="text">
      <style:text-properties officeooo:rsid="001f734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ster thesis:</text:p>
      <text:p text:style-name="P1"/>
      <text:p text:style-name="P13"><text:span text:style-name="T12">- zadání:</text:span><text:span text:style-name="T13"> 1) implementovat jednoduchý extraktor náhodnosti a získávat a generovat náhodnost z foťáku a mikrofonu (inspirace ostatními pracemi) a následně implementovat dohodu na klíči</text:span></text:p>
      <text:p text:style-name="P24"><text:tab/> <text:s text:c="3"/>2) prozkoumat další možnosti zisku náhodnosti, případně uplatnit některé z níže napsaných <text:tab/> <text:s text:c="7"/>nápadů (autokonfigurace, předprogram, …)</text:p>
      <text:p text:style-name="P24"/>
      <text:p text:style-name="P1"/>
      <text:p text:style-name="P23">- nejprve si určit cíle: chceme co nejvíce attack-proof schéma (a tedy min-entropie nám hodně klesne) anebo chceme získat co nejvíce entropie (a tedy uživatel bude upozorněn na nutné podmínky jejího získávání) → nejlepší by bylo navrhnout systém, který by byl obecný a čistě parametricky by se dal nastavit a tedy použít pro více (kryptografických) účelů (např. pokud by bylo potřeba vytvořit jednorázově nové heslo, uživatel by byl upozorněn a mohl by svým jednáním přinést extra náhodnost ; naopak, pokud by bylo potřeba generovat náhodnost bez vědomí uživatele a tedy by teoreticky bylo možné provést nějaké útoky, snížila by se hranice entropie zdroje; nebo pokud by bylo potřeba hodně náhodnosti pro zrychlení výpočtů, zase by se zvýšila)</text:p>
      <text:p text:style-name="P23"/>
      <text:p text:style-name="P28"><text:span text:style-name="T14">- dvě možné úrovně výstupních „programů“: library (čistě vytvoření API pro možnost dalšího programování) X samostatné programy (android umožňuje startActivityForResult() - nezapomenout u programu generujícího náhodnost vracet výsledek, který pak bude možno používat dál (podívat se na bezpečnost</text:span><text:span text:style-name="T14">)</text:span></text:p>
      <text:p text:style-name="P23"/>
      <text:p text:style-name="P23">- brát v úvahu, že jsme závislí na jevech, které by teoreticky mohly být opakovatelné a tedy by nemuseli obsahovat žádnou náhodnost → pokusit se o takovýto úspěšný útok → vyvodit z toho, že vlastně ten koeficient (a tedy zvážení bezpečnosti uživatelem/programátorem) je to nejlepší</text:p>
      <text:p text:style-name="P23"/>
      <text:p text:style-name="P11">- autoconfiguration of the randomness source and extraction (na každém zařízení by se během užívání autokonfigurovaly možné hodnoty min-entropie a následující hodnoty extraktoru)</text:p>
      <text:p text:style-name="P1"/>
      <text:p text:style-name="P1">- navrhnout a implementovat generátor náhodných čísel pro smartphony. Inspirovat se staršími papery na totéž téma: zvolit zdroje náhodnosti a použité extraktory (zjistit min-entropii zdroje, určit jestli strong extraktor, combined extraktor (pro absolutní náhodnost) nebo extraktor produkující kvazináhodnost + popsat zdroje a teoretické modely).</text:p>
      <text:p text:style-name="P1"/>
      <text:p text:style-name="P10">- navrhnout útoky na zdroje a následně je otestovat na zařízení v laboratorních podmínkách</text:p>
      <text:p text:style-name="P10"/>
      <text:p text:style-name="P10">- porovnat výsledky dosažené z předprogramu při běžném užívání mobilů s výsledky z laboratorního testování</text:p>
      <text:p text:style-name="P1"/>
      <text:p text:style-name="P1">- implementovat pomocí javy na androidí smartphony + zkusit navrhnout zabezpečení případně další bezpečné použití pro různé kryptografické aplikace – knihovna? (generování čerstvého klíče pro každou aplikaci a jeho bezpečné přenesení do aplikace vs. Bezpečné delší uložení nějakého klíče?)</text:p>
      <text:p text:style-name="P1"/>
      <text:p text:style-name="P5"><text:span text:style-name="T5">- pravděpodobně bude nutnost využití statistických testů: udělat předprogram </text:span><text:span text:style-name="T6">(důvod: každý zachází se svým mobilem jinak a né vždy náhodně; náhradou by mohla být snaha o dosažení co nejpodobnějších výsledků získaných ze zdroje a následně jejich porovnání)</text:span><text:span text:style-name="T5">, který bude zapnutý na pozadí a bude sbírat vzorky z použitých zařízení během dlouhodobého využívání telefonu. Rozšířit tenhle program mezi pár lidí a následně sesbíraná data vyhodnotit → pravděpodobnostní uspořádání → zjistit odchylky (noise) a z toho potom vypočítat vhodnou min-entropii</text:span></text:p>
      <text:p text:style-name="P1"/>
      <text:p text:style-name="P2"><text:span text:style-name="T1">- výsledkem by mohla být hlavně knihovna, která by byla postavená kolem generátoru náhodnosti (různých verzí od truly random bits po náhodné bity s přesností určitelnou parametrem → různý výkon pro různé úkony: výsledky porovnat s nativní knihovnou používanou pro náhodná čísla ro smartphony); </text:span><text:span text:style-name="T2">přidat parametry pro nastavení zdrojů náhodnosti (například i parametr pro náhodné </text:span><text:soft-page-break/><text:span text:style-name="T2">získání z několika různých); </text:span><text:span text:style-name="T1">přidat různé navazující funkce; udělat jednoduchý program jako user api pro využití všech funkcí</text:span></text:p>
      <text:p text:style-name="P6"/>
      <text:p text:style-name="P7">obsah:</text:p>
      <text:p text:style-name="P7">- popis modelu zdroje náhodnosti, extraktorů náhodnosti</text:p>
      <text:p text:style-name="P7">- popis prostředí androidu</text:p>
      <text:p text:style-name="P7">- popis hw (všechna zařízení (foťáček, mikrofon,... , ze kterých se bude brát náhodnost + nějaká ta výpočetní síla)</text:p>
      <text:p text:style-name="P7">- popis nativní funkce pro získávání náhodnosti v prostředí androidu</text:p>
      <text:p text:style-name="P4"><text:span text:style-name="T4">- </text:span><text:span text:style-name="T2">výběr extraktoru(ů) pro implementaci (asi zaměřit se na možnost nastavit výkon/náhodnost parametrem) </text:span><text:span text:style-name="T4">na základě dosavadních znalostí</text:span></text:p>
      <text:p text:style-name="P3"><text:span text:style-name="T2">- implementace (vytvoření té knihovny + simple user api </text:span><text:span text:style-name="T3">program</text:span><text:span text:style-name="T2">)</text:span></text:p>
      <text:p text:style-name="P7">- porovnání s nativními funkcemi</text:p>
      <text:p text:style-name="P8"/>
      <text:p text:style-name="P12">2002 – The Random Number Generators Secure in a Changing Environment:</text:p>
      <text:p text:style-name="P9"><text:span text:style-name="T8">- problémem je, že útočník může ovlivnit jen dané (</text:span><text:span text:style-name="T9">t</text:span><text:span text:style-name="T10">) množství bitů, což u čisté informace získané ze zdroje může být velice velké a tedy hodně snižuje možnost extrahování</text:span></text:p>
      <text:p text:style-name="P9"><text:span text:style-name="T7">- </text:span><text:span text:style-name="T8">možnost využití:</text:span></text:p>
      <text:list xml:id="list3194858754287016050" text:style-name="L1">
        <text:list-item>
          <text:p text:style-name="P25"><text:span text:style-name="T8">změřit množství entropie ve zdroji, změřit </text:span><text:span text:style-name="T9">t</text:span><text:span text:style-name="T10"> – počet bitů, které může útočník ovlivnit → najít vhodnou implementaci extraktoru, která by šla použít (pravděpodobně nepůjde nebo pouze s velkým </text:span><text:span text:style-name="T9">l</text:span><text:span text:style-name="T10">, neboť zdroje nejsou až zas tak high entropy)</text:span></text:p>
        </text:list-item>
        <text:list-item>
          <text:p text:style-name="P26">předtransformovat výstupy ze zdrojů do jiného řetězce bitů a udělat z něho high-entropy source, na který pak použít extraktor</text:p>
        </text:list-item>
        <text:list-item>
          <text:p text:style-name="P26">předchozí možnost se pokusit převést na původní, zpětnou transformací (?lepší implementační možnosti?)</text:p>
        </text:list-item>
      </text:list>
      <text:p text:style-name="P14"/>
      <text:p text:style-name="P15">2007 – The Sources of Randomness in Mobile Devices</text:p>
      <text:p text:style-name="P19">- zdroje pro náhodnost</text:p>
      <text:p text:style-name="P19">- prostředí pro zkoušení</text:p>
      <text:p text:style-name="P19">- výpočet odhadu náhodnosti v daných zdrojích</text:p>
      <text:p text:style-name="P19"/>
      <text:p text:style-name="P16">2009 – Generating Random and Pseudorandom Sequences in a Mobile Environment</text:p>
      <text:p text:style-name="P20">- source randomness assumptions taken from 2007 paper</text:p>
      <text:p text:style-name="P20">- focus on the pseudorandom numbers</text:p>
      <text:p text:style-name="P20"/>
      <text:p text:style-name="P17">2009 – <text:span text:style-name="T11">Towards True Random Generation in a Mobile Environment</text:span></text:p>
      <text:p text:style-name="P21">- získávají high-entropy source a používají na něj CW universal hash functions → možné zlepšení: oproti preprocessiongu na 4 bity z jednoho snímku se snažit vytáhnout ze snímku víc bitů a získat tak high-entropy source</text:p>
      <text:p text:style-name="P21"/>
      <text:p text:style-name="P18">2010 - </text:p>
      <text:p text:style-name="P22">- pěkně zpracovaná analýza entropie pro vzorky (na fingerprint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9T16:13:21</meta:creation-date>
    <dc:date>2013-07-04T13:36:57</dc:date>
    <meta:editing-duration>P1DT1H26M13S</meta:editing-duration>
    <meta:editing-cycles>22</meta:editing-cycles>
    <meta:generator>LibreOffice/4.0.2.2$Linux_X86_64 LibreOffice_project/400m0$Build-2</meta:generator>
    <meta:document-statistic meta:table-count="0" meta:image-count="0" meta:object-count="0" meta:page-count="2" meta:paragraph-count="38" meta:word-count="816" meta:character-count="5597" meta:non-whitespace-character-count="4801"/>
  </office:meta>
</office:document-meta>
</file>